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row>
                  <mn>1.</mn>
                  <mi/>
                  <mrow>
                    <mo stretchy="false">(</mo>
                    <mrow>
                      <mi mathvariant="italic">TT</mi>
                      <mi>,</mi>
                      <mi mathvariant="italic">TT</mi>
                      <mi>'</mi>
                    </mrow>
                    <mo stretchy="false">)</mo>
                  </mrow>
                  <mo stretchy="false">→</mo>
                  <mrow>
                    <mo stretchy="false">(</mo>
                    <mrow>
                      <mi mathvariant="italic">SK</mi>
                      <mi>,</mi>
                      <mtext>RE</mtext>
                    </mrow>
                    <mo stretchy="false">)</mo>
                  </mrow>
                </mrow>
              </mrow>
            </mstyle>
          </mrow>
        </mtd>
      </mtr>
      <mtr>
        <mtd>
          <mrow>
            <mrow>
              <mrow>
                <mfrac>
                  <mrow>
                    <mi mathvariant="italic">TT</mi>
                    <mi>'</mi>
                  </mrow>
                  <mrow>
                    <mi>sin</mi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 mathvariant="italic">TT</mi>
                  </mrow>
                  <mrow>
                    <mi>sin</mi>
                    <mrow>
                      <mo stretchy="false">(</mo>
                      <mrow>
                        <mo stretchy="false">β</mo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 mathvariant="italic">AB</mi>
                </mrow>
                <mrow>
                  <mi>sin</mi>
                  <mrow>
                    <mo stretchy="false">(</mo>
                    <mrow>
                      <mo stretchy="false">α</mo>
                    </mrow>
                    <mo stretchy="false">)</mo>
                  </mrow>
                </mrow>
              </mfrac>
            </mrow>
            <mo stretchy="false">→</mo>
            <mstyle mathvariant="bold">
              <mrow>
                <mrow>
                  <mrow>
                    <mo stretchy="false">β</mo>
                    <mo stretchy="false">=</mo>
                    <mi>arcsin</mi>
                  </mrow>
                  <mrow>
                    <mo stretchy="false">(</mo>
                    <mrow>
                      <mfrac>
                        <mrow>
                          <mrow>
                            <mi mathvariant="italic">TT</mi>
                            <mo stretchy="false">⋅</mo>
                            <mi>sin</mi>
                          </mrow>
                          <mrow>
                            <mo stretchy="false">(</mo>
                            <mrow>
                              <mi mathvariant="italic">STA</mi>
                            </mrow>
                            <mo stretchy="false">)</mo>
                          </mrow>
                        </mrow>
                        <mrow>
                          <mi mathvariant="italic">TT</mi>
                          <mi>'</mi>
                        </mrow>
                      </mfrac>
                    </mrow>
                    <mo stretchy="false">)</mo>
                  </mrow>
                </mrow>
              </mrow>
            </mstyle>
          </mrow>
        </mtd>
      </mtr>
      <mtr>
        <mtd>
          <mrow>
            <mrow>
              <mi mathvariant="italic">AB</mi>
              <mo stretchy="false">=</mo>
              <mfrac>
                <mrow>
                  <mi mathvariant="italic">TT</mi>
                  <mrow>
                    <mi>'</mi>
                    <mo stretchy="false">⋅</mo>
                    <mi>sin</mi>
                  </mrow>
                  <mo stretchy="false">α</mo>
                </mrow>
                <mrow>
                  <mi>sin</mi>
                  <mi mathvariant="italic">STA</mi>
                </mrow>
              </mfrac>
            </mrow>
            <mo stretchy="false">→</mo>
            <mrow>
              <mrow>
                <mi mathvariant="italic">AB</mi>
                <mo stretchy="false">=</mo>
                <mfrac>
                  <mrow>
                    <mi mathvariant="italic">TT</mi>
                    <mrow>
                      <mi>'</mi>
                      <mo stretchy="false">⋅</mo>
                      <mi>sin</mi>
                    </mrow>
                    <mrow>
                      <mo stretchy="false">(</mo>
                      <mrow>
                        <mrow>
                          <mrow>
                            <mn>180</mn>
                            <mo stretchy="false">−</mo>
                            <mi mathvariant="italic">STA</mi>
                          </mrow>
                          <mo stretchy="false">−</mo>
                          <mo stretchy="false">β</mo>
                        </mrow>
                      </mrow>
                      <mo stretchy="false">)</mo>
                    </mrow>
                  </mrow>
                  <mrow>
                    <mi>sin</mi>
                    <mi mathvariant="italic">STA</mi>
                  </mrow>
                </mfrac>
              </mrow>
              <mo stretchy="false">=</mo>
              <mfrac>
                <mrow>
                  <mi mathvariant="italic">TT</mi>
                  <mrow>
                    <mi>'</mi>
                    <mo stretchy="false">⋅</mo>
                    <mi>sin</mi>
                  </mrow>
                  <mrow>
                    <mo stretchy="false">(</mo>
                    <mrow>
                      <mrow>
                        <mi mathvariant="italic">STA</mi>
                        <mo stretchy="false">+</mo>
                        <mo stretchy="false">β</mo>
                      </mrow>
                    </mrow>
                    <mo stretchy="false">)</mo>
                  </mrow>
                </mrow>
                <mrow>
                  <mi>sin</mi>
                  <mi mathvariant="italic">STA</mi>
                </mrow>
              </mfrac>
            </mrow>
          </mrow>
        </mtd>
      </mtr>
      <mtr>
        <mtd>
          <mrow>
            <mrow>
              <mi mathvariant="italic">H1</mi>
              <mo stretchy="false">=</mo>
              <mrow>
                <mi mathvariant="italic">AB</mi>
                <mo stretchy="false">⋅</mo>
                <mi>sin</mi>
              </mrow>
            </mrow>
            <mi mathvariant="italic">STA</mi>
            <mo stretchy="false">→</mo>
            <mrow>
              <mi mathvariant="italic">H1</mi>
              <mo stretchy="false">=</mo>
              <mi mathvariant="italic">TT</mi>
            </mrow>
            <mrow>
              <mi>'</mi>
              <mo stretchy="false">⋅</mo>
              <mi>sin</mi>
            </mrow>
            <mrow>
              <mo stretchy="false">(</mo>
              <mrow>
                <mrow>
                  <mi mathvariant="italic">STA</mi>
                  <mo stretchy="false">+</mo>
                  <mo stretchy="false">β</mo>
                </mrow>
              </mrow>
              <mo stretchy="false">)</mo>
            </mrow>
          </mrow>
        </mtd>
      </mtr>
      <mtr>
        <mtd>
          <mrow>
            <mrow>
              <mi mathvariant="italic">H2</mi>
              <mo stretchy="false">=</mo>
              <mrow>
                <mi mathvariant="italic">STCC</mi>
                <mo stretchy="false">⋅</mo>
                <mi>sin</mi>
              </mrow>
            </mrow>
            <mrow>
              <mo stretchy="false">(</mo>
              <mrow>
                <mi mathvariant="italic">STA</mi>
              </mrow>
              <mo stretchy="false">)</mo>
            </mrow>
            <mi/>
            <mo stretchy="false">→</mo>
            <mi/>
            <mstyle mathvariant="bold">
              <mrow>
                <mrow>
                  <mrow>
                    <mi mathvariant="italic">SK</mi>
                    <mo stretchy="false">=</mo>
                    <mrow>
                      <mi mathvariant="italic">STCC</mi>
                      <mo stretchy="false">⋅</mo>
                      <mi>sin</mi>
                    </mrow>
                  </mrow>
                  <mrow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  <mo stretchy="false">+</mo>
                    <mi mathvariant="italic">TT</mi>
                  </mrow>
                  <mrow>
                    <mi>'</mi>
                    <mo stretchy="false">⋅</mo>
                    <mi>sin</mi>
                  </mrow>
                  <mrow>
                    <mo stretchy="false">(</mo>
                    <mrow>
                      <mrow>
                        <mi mathvariant="italic">STA</mi>
                        <mo stretchy="false">+</mo>
                        <mo stretchy="false">β</mo>
                      </mrow>
                    </mrow>
                    <mo stretchy="false">)</mo>
                  </mrow>
                </mrow>
              </mrow>
            </mstyle>
          </mrow>
        </mtd>
      </mtr>
      <mtr>
        <mtd>
          <mrow>
            <mrow>
              <mi mathvariant="italic">TT</mi>
              <mo stretchy="false">=</mo>
              <mrow>
                <mi mathvariant="italic">SK</mi>
                <mo stretchy="false">⋅</mo>
                <mi>cot</mi>
              </mrow>
            </mrow>
            <mrow>
              <mrow>
                <mo stretchy="false">(</mo>
                <mrow>
                  <mi mathvariant="italic">STA</mi>
                </mrow>
                <mo stretchy="false">)</mo>
              </mrow>
              <mo stretchy="false">+</mo>
              <mtext>RE</mtext>
            </mrow>
            <mi/>
            <mo stretchy="false">→</mo>
            <mi/>
            <mstyle mathvariant="bold">
              <mrow>
                <mrow>
                  <mrow>
                    <mtext>RE</mtext>
                    <mo stretchy="false">=</mo>
                    <mrow>
                      <mi mathvariant="italic">TT</mi>
                      <mo stretchy="false">−</mo>
                      <mrow>
                        <mi mathvariant="italic">SK</mi>
                        <mo stretchy="false">⋅</mo>
                        <mi>cot</mi>
                      </mrow>
                    </mrow>
                  </mrow>
                  <mrow>
                    <mo stretchy="false">(</mo>
                    <mrow>
                      <mi mathvariant="italic">STA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variant="bold">
              <mrow>
                <mrow>
                  <mn>2.</mn>
                  <mi/>
                  <mrow>
                    <mo stretchy="false">(</mo>
                    <mrow>
                      <mi mathvariant="italic">SK</mi>
                      <mi>,</mi>
                      <mtext>RE</mtext>
                    </mrow>
                    <mo stretchy="false">)</mo>
                  </mrow>
                  <mo stretchy="false">→</mo>
                  <mrow>
                    <mo stretchy="false">(</mo>
                    <mrow>
                      <mi mathvariant="italic">TT</mi>
                      <mi>,</mi>
                      <mi mathvariant="italic">TT</mi>
                      <mi>'</mi>
                    </mrow>
                    <mo stretchy="false">)</mo>
                  </mrow>
                </mrow>
              </mrow>
            </mstyle>
          </mrow>
        </mtd>
      </mtr>
      <mtr>
        <mtd>
          <mrow>
            <mstyle mathvariant="bold">
              <mrow>
                <mrow>
                  <mrow>
                    <mi mathvariant="italic">TT</mi>
                    <mo stretchy="false">=</mo>
                    <mrow>
                      <mtext>RE</mtext>
                      <mo stretchy="false">+</mo>
                      <mrow>
                        <mi mathvariant="italic">SK</mi>
                        <mo stretchy="false">⋅</mo>
                        <mi>cot</mi>
                      </mrow>
                    </mrow>
                  </mrow>
                  <mrow>
                    <mo stretchy="false">(</mo>
                    <mrow>
                      <mi mathvariant="italic">STA</mi>
                    </mrow>
                    <mo stretchy="false">)</mo>
                  </mrow>
                </mrow>
              </mrow>
            </mstyle>
          </mrow>
        </mtd>
      </mtr>
      <mtr>
        <mtd>
          <mrow>
            <mrow>
              <mi mathvariant="italic">AB</mi>
              <mo stretchy="false">=</mo>
              <mrow>
                <mfrac>
                  <mi mathvariant="italic">SK</mi>
                  <mrow>
                    <mi>sin</mi>
                    <mrow>
                      <mo stretchy="false">(</mo>
                      <mrow>
                        <mi mathvariant="italic">STA</mi>
                      </mrow>
                      <mo stretchy="false">)</mo>
                    </mrow>
                  </mrow>
                </mfrac>
                <mo stretchy="false">−</mo>
                <mi mathvariant="italic">STCC</mi>
              </mrow>
            </mrow>
            <mo stretchy="false">→</mo>
            <mrow>
              <mi mathvariant="italic">H1</mi>
              <mo stretchy="false">=</mo>
              <msqrt>
                <mrow>
                  <mrow>
                    <msup>
                      <mi mathvariant="italic">AB</mi>
                      <mn>2</mn>
                    </msup>
                    <mo stretchy="false">−</mo>
                    <msup>
                      <mi mathvariant="italic">AC</mi>
                      <mn>2</mn>
                    </msup>
                  </mrow>
                </mrow>
              </msqrt>
            </mrow>
            <mi/>
            <mrow>
              <mi mathvariant="italic">AC</mi>
              <mo stretchy="false">=</mo>
              <mrow>
                <mrow>
                  <mi mathvariant="italic">TT</mi>
                  <mo stretchy="false">−</mo>
                  <mtext>RE</mtext>
                </mrow>
                <mo stretchy="false">−</mo>
                <mrow>
                  <mi mathvariant="italic">STCC</mi>
                  <mo stretchy="false">⋅</mo>
                  <mi>cos</mi>
                </mrow>
              </mrow>
            </mrow>
            <mrow>
              <mo stretchy="false">(</mo>
              <mrow>
                <mi mathvariant="italic">STA</mi>
              </mrow>
              <mo stretchy="false">)</mo>
            </mrow>
          </mrow>
        </mtd>
      </mtr>
      <mtr>
        <mtd>
          <mrow>
            <mi mathvariant="italic">TT</mi>
            <mrow>
              <mrow>
                <mrow>
                  <mi>'</mi>
                  <mo stretchy="false">=</mo>
                  <msqrt>
                    <mrow>
                      <mrow>
                        <msup>
                          <mi mathvariant="italic">H1</mi>
                          <mn>2</mn>
                        </msup>
                        <mo stretchy="false">+</mo>
                        <msup>
                          <mrow>
                            <mo stretchy="false">(</mo>
                            <mrow>
                              <mrow>
                                <mi mathvariant="italic">TT</mi>
                                <mo stretchy="false">−</mo>
                                <mi mathvariant="italic">AC</mi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sqrt>
                </mrow>
                <mo stretchy="false">=</mo>
                <msqrt>
                  <mrow>
                    <mrow>
                      <mrow>
                        <msup>
                          <mi mathvariant="italic">AB</mi>
                          <mn>2</mn>
                        </msup>
                        <mo stretchy="false">−</mo>
                        <msup>
                          <mi mathvariant="italic">AC</mi>
                          <mn>2</mn>
                        </msup>
                      </mrow>
                      <mo stretchy="false">+</mo>
                      <msup>
                        <mrow>
                          <mo stretchy="false">(</mo>
                          <mrow>
                            <mrow>
                              <mi mathvariant="italic">TT</mi>
                              <mo stretchy="false">−</mo>
                              <mi mathvariant="italic">AC</mi>
                            </mrow>
                          </mrow>
                          <mo stretchy="false">)</mo>
                        </mrow>
                        <mn>2</mn>
                      </msup>
                    </mrow>
                  </mrow>
                </msqrt>
              </mrow>
              <mo stretchy="false">=</mo>
              <msqrt>
                <mrow>
                  <mrow>
                    <mrow>
                      <msup>
                        <mi mathvariant="italic">AB</mi>
                        <mn>2</mn>
                      </msup>
                      <mo stretchy="false">+</mo>
                      <msup>
                        <mi mathvariant="italic">TT</mi>
                        <mn>2</mn>
                      </msup>
                    </mrow>
                    <mo stretchy="false">−</mo>
                    <mrow>
                      <mrow>
                        <mn>2</mn>
                        <mo stretchy="false">⋅</mo>
                        <mi mathvariant="italic">TT</mi>
                      </mrow>
                      <mo stretchy="false">⋅</mo>
                      <mi mathvariant="italic">AC</mi>
                    </mrow>
                  </mrow>
                </mrow>
              </msqrt>
            </mrow>
          </mrow>
        </mtd>
      </mtr>
      <mtr>
        <mtd>
          <mrow>
            <mstyle mathvariant="bold">
              <mrow>
                <mrow>
                  <mi mathvariant="italic">TT</mi>
                  <mrow>
                    <mi>'</mi>
                    <mo stretchy="false">=</mo>
                    <msqrt>
                      <mrow>
                        <mrow>
                          <mrow>
                            <msup>
                              <mrow>
                                <mo stretchy="false">(</mo>
                                <mrow>
                                  <mrow>
                                    <mfrac>
                                      <mi mathvariant="italic">SK</mi>
                                      <mrow>
                                        <mi>sin</mi>
                                        <mrow>
                                          <mo stretchy="false">(</mo>
                                          <mrow>
                                            <mi mathvariant="italic">STA</mi>
                                          </mrow>
                                          <mo stretchy="false">)</mo>
                                        </mrow>
                                      </mrow>
                                    </mfrac>
                                    <mo stretchy="false">−</mo>
                                    <mi mathvariant="italic">STCC</mi>
                                  </mrow>
                                </mrow>
                                <mo stretchy="false">)</mo>
                              </mrow>
                              <mn>2</mn>
                            </msup>
                            <mo stretchy="false">+</mo>
                            <msup>
                              <mi mathvariant="italic">TT</mi>
                              <mn>2</mn>
                            </msup>
                          </mrow>
                          <mo stretchy="false">−</mo>
                          <mrow>
                            <mrow>
                              <mn>2</mn>
                              <mo stretchy="false">⋅</mo>
                              <mi mathvariant="italic">TT</mi>
                            </mrow>
                            <mo stretchy="false">⋅</mo>
                            <mrow>
                              <mo stretchy="false">(</mo>
                              <mrow>
                                <mrow>
                                  <mrow>
                                    <mi mathvariant="italic">TT</mi>
                                    <mo stretchy="false">−</mo>
                                    <mtext>RE</mtext>
                                  </mrow>
                                  <mo stretchy="false">−</mo>
                                  <mrow>
                                    <mi mathvariant="italic">STCC</mi>
                                    <mo stretchy="false">⋅</mo>
                                    <mi>cos</mi>
                                  </mrow>
                                </mrow>
                                <mrow>
                                  <mo stretchy="false">(</mo>
                                  <mrow>
                                    <mi mathvariant="italic">STA</mi>
                                  </mrow>
                                  <mo stretchy="false">)</mo>
                                </mrow>
                              </mrow>
                              <mo stretchy="false">)</mo>
                            </mrow>
                          </mrow>
                        </mrow>
                      </mrow>
                    </msqrt>
                  </mrow>
                </mrow>
              </mrow>
            </mstyle>
          </mrow>
        </mtd>
      </mtr>
    </mtable>
    <annotation encoding="StarMath 5.0">alignl bold {1. ~ (TT, TT') rightarrow (SK, "RE") } newline
alignl {TT'} over {sin(STA)} = {TT} over {sin(%beta)} = {AB} over {sin(%alpha)} rightarrow bold { %beta = arcsin({TT cdot sin(STA)} over {TT'})} newline 
alignl AB = {TT' cdot sin %alpha} over {sin STA} rightarrow AB = {TT' cdot sin(180 - STA - %beta)} over {sin STA} = {TT' cdot sin(STA + %beta)} over {sin STA} newline
alignl H1 = AB cdot sin STA rightarrow H1 = TT' cdot sin (STA + %beta) newline
alignl H2 = STCC cdot sin (STA) `rightarrow` bold {SK = STCC cdot sin(STA) + TT' cdot sin(STA + %beta)} newline
alignl TT = SK cdot cot(STA) + "RE" `rightarrow` bold { "RE" = TT - SK cdot cot(STA) } newline
alignl bold {2. ~ (SK, "RE") rightarrow (TT, TT') } newline 
alignl bold { TT = "RE" + SK cdot cot(STA) } newline
alignl AB = SK over {sin(STA)} - STCC rightarrow H1 = sqrt { AB^2 - AC^2 } ~ AC=TT - "RE" - STCC cdot cos(STA) newline
alignl TT' = sqrt { H1^2 + (TT - AC)^2} = sqrt { AB^2 - AC^2 + (TT - AC)^2 } = sqrt {AB^2 + TT^2 - 2 cdot TT cdot AC} newline
alignl bold { TT'=sqrt { (SK over {sin(STA)} - STCC)^2 + TT^2 - 2 cdot TT cdot ( TT - "RE" - STCC cdot cos(STA))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2-11-10T14:07:06</meta:creation-date>
    <meta:generator>LibreOffice/3.5$Linux_X86_64 LibreOffice_project/350m1$Build-2</meta:generator>
  </office:meta>
</office:document-meta>
</file>